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Numerical Formula Sheet</text:title></text:p>
      <text:p text:style-name="OrgTitle"/>
      <text:p text:style-name="OrgSubtitle"><text:initial-creator>Ido Merenstei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b877fe">1. פירוק LU</text:a></text:p>
          <text:p text:style-name="Contents_20_2"><text:a xlink:type="simple" xlink:href="#orgafd35d4">1.1. מטריצה משולשת תחתונה בסיסית</text:a></text:p>
          <text:p text:style-name="Contents_20_2"><text:a xlink:type="simple" xlink:href="#orgeab7fda">1.2. מטריצה רגילה</text:a></text:p>
          <text:p text:style-name="Contents_20_2"><text:a xlink:type="simple" xlink:href="#orgee763f9">1.3. שימוש ב-LU לפתרון מערכת משוואות</text:a></text:p>
          <text:p text:style-name="Contents_20_1"><text:a xlink:type="simple" xlink:href="#org5e1259a">2. כמויות חישובים</text:a></text:p>
          <text:p text:style-name="Contents_20_1"><text:a xlink:type="simple" xlink:href="#orgac8d333">3. אלגברה א׳</text:a></text:p>
          <text:p text:style-name="Contents_20_2"><text:a xlink:type="simple" xlink:href="#org9d081cb">3.1. מטריצות</text:a></text:p>
          <text:p text:style-name="Contents_20_3"><text:a xlink:type="simple" xlink:href="#org180ed5f">3.1.1. משפט: הכפלה במטריצות הפיכות משמאל לא משנה את מרחב השורה</text:a></text:p>
        </text:index-body>
      </text:table-of-content>
      <text:h text:style-name="Heading_20_1" text:outline-level="1" text:is-list-header="false">
<text:bookmark-start text:name="OrgXref.org6b877fe"/>
<text:bookmark text:name="org6b877fe"/>פירוק LU
<text:bookmark-end text:name="OrgXref.org6b877fe"/></text:h>
      <text:h text:style-name="Heading_20_2" text:outline-level="2" text:is-list-header="false">
<text:bookmark-start text:name="OrgXref.orgafd35d4"/>
<text:bookmark text:name="orgafd35d4"/>מטריצה משולשת תחתונה בסיסית
<text:bookmark-end text:name="OrgXref.orgafd35d4"/></text:h>
      <text:list text:style-name="OrgBulletedList" text:continue-numbering="false">
        <text:list-item>
          <text:p text:style-name="Text_20_body">כל איברי אלכסונה 1
</text:p>
        </text:list-item>
        <text:list-item>
          <text:p text:style-name="Text_20_body">משולשת תחתונה
</text:p>
        </text:list-item>
      </text:list>
      <text:h text:style-name="Heading_20_2" text:outline-level="2" text:is-list-header="false">
<text:bookmark-start text:name="OrgXref.orgeab7fda"/>
<text:bookmark text:name="orgeab7fda"/>מטריצה רגילה
<text:bookmark-end text:name="OrgXref.orgeab7fda"/></text:h>
      <text:p text:style-name="Text_20_body">ריבועית,<text:span text:style-name="Bold"><text:span text:style-name="Bold">וניתן</text:span></text:span> לפרקה למכפלה מהצורה<text:span text:style-name="OrgCode">$A=LU$</text:span>
(L משולשת תחתונה בסיסית, U משולשת עליונה כלשהי עם<text:span text:style-name="Bold"><text:span text:style-name="Bold">איברי אלכסון שונים מ-0</text:span></text:span>).
</text:p>
      <text:h text:style-name="Heading_20_2" text:outline-level="2" text:is-list-header="false">
<text:bookmark-start text:name="OrgXref.orgee763f9"/>
<text:bookmark text:name="orgee763f9"/>שימוש ב-LU לפתרון מערכת משוואות
<text:bookmark-end text:name="OrgXref.orgee763f9"/></text:h>
      <text:p text:style-name="Text_20_body">ע״י הקשר:<text:span text:style-name="OrgCode">$\underline{b} = A \underline{x} = LU \underline{x} = L \left( U \underline{x} \right) = L \underline{y}$</text:span>
</text:p>
      <text:list text:style-name="OrgNumberedList" text:continue-numbering="false">
        <text:list-item>
          <text:p text:style-name="Text_20_body">מציבים<text:span text:style-name="OrgCode">$U\underline{x} = \underline{y}$</text:span> ופותרים<text:span text:style-name="OrgCode">$L\underline{y} = \underline{b}$</text:span> ע״י החלפה קדמית.
</text:p>
        </text:list-item>
        <text:list-item>
          <text:p text:style-name="Text_20_body">פותרים<text:span text:style-name="OrgCode">$U\underline{x} = \underline{y}$</text:span> ע״י החלפה אחורית.
</text:p>
        </text:list-item>
      </text:list>
      <text:h text:style-name="Heading_20_1" text:outline-level="1" text:is-list-header="false">
<text:bookmark-start text:name="OrgXref.org5e1259a"/>
<text:bookmark text:name="org5e1259a"/>כמויות חישובים
<text:bookmark-end text:name="OrgXref.org5e1259a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תהליך</text:p>
              </table:table-cell>
              <table:table-cell table:style-name="OrgTblCellT">
                <text:p text:style-name="OrgTableContentsLeft">כמות פעולות</text:p>
              </table:table-cell>
            </table:table-row>
            <table:table-row>
              <table:table-cell table:style-name="OrgTblCell">
                <text:p text:style-name="OrgTableContentsLeft">החלפה קדמית/אחורית</text:p>
              </table:table-cell>
              <table:table-cell table:style-name="OrgTblCell">
                <text:p text:style-name="OrgTableContentsLeft"><text:span text:style-name="OrgCode">$\frac{1}{2}n^{2$</text:span></text:p>
              </table:table-cell>
            </table:table-row>
            <table:table-row>
              <table:table-cell table:style-name="OrgTblCell">
                <text:p text:style-name="OrgTableContentsLeft">פירוק<text:span text:style-name="OrgCode">$LU$</text:span></text:p>
              </table:table-cell>
              <table:table-cell table:style-name="OrgTblCell">
                <text:p text:style-name="OrgTableContentsLeft"><text:span text:style-name="OrgCode">$\frac{n^{3}}{3}$</text:span></text:p>
              </table:table-cell>
            </table:table-row>
            <table:table-row>
              <table:table-cell table:style-name="OrgTblCell">
                <text:p text:style-name="OrgTableContentsLeft">היפוך מטריצה</text:p>
              </table:table-cell>
              <table:table-cell table:style-name="OrgTblCell">
                <text:p text:style-name="OrgTableContentsLeft"><text:span text:style-name="OrgCode">$4 \frac{n^3}{3}$</text:span>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ac8d333"/>
<text:bookmark text:name="orgac8d333"/>אלגברה א׳
<text:bookmark-end text:name="OrgXref.orgac8d333"/></text:h>
      <text:h text:style-name="Heading_20_2" text:outline-level="2" text:is-list-header="false">
<text:bookmark-start text:name="OrgXref.org9d081cb"/>
<text:bookmark text:name="org9d081cb"/>מטריצות
<text:bookmark-end text:name="OrgXref.org9d081cb"/></text:h>
      <text:h text:style-name="Heading_20_3" text:outline-level="3" text:is-list-header="false">
<text:bookmark-start text:name="OrgXref.org180ed5f"/>
<text:bookmark text:name="org180ed5f"/>משפט: הכפלה במטריצות הפיכות משמאל לא משנה את מרחב השורה
<text:bookmark-end text:name="OrgXref.org180ed5f"/></text:h>
      <text:p text:style-name="Text_20_body">(המערכות שקולות)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Ido Merenstein</dc:creator>
    <meta:initial-creator>Ido Merenstein</meta:initial-creator>
    <dc:date>2022-11-11T12:04:49</dc:date>
    <meta:creation-date>2022-11-11T12:04:49</meta:creation-date>
    <meta:generator>Emacs 28.2 (Org mode 9.6)</meta:generator>
    <meta:keyword/>
    <dc:subject/>
    <dc:title>Numerical Formula Sheet</dc:title>
  </office:meta>
</office:document-meta>
</file>